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eals page design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reated deals page and written script for deals listing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Model method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integrated the common method of model and tested for required parameter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Logger and Email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merged the changes of all members in common method and created a logger file and email deliver system of that logger fil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5">
          <table:table-cell table:style-name="ce2" office:value-type="string">
            <text:p>Testing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tested all the pages and action for distribution tab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12/22/2011</text:date>, <text:time>21:1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22T21:15:00</dc:date>
    <meta:editing-cycles>231</meta:editing-cycles>
    <meta:editing-duration>P25DT16H57M12S</meta:editing-duration>
    <meta:generator>BrOffice.org/3.3$Linux OpenOffice.org_project/330m20$Build-9567</meta:generator>
    <meta:document-statistic meta:table-count="1" meta:cell-count="21" meta:object-count="0"/>
  </office:meta>
</office:document-meta>
</file>